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cccc" officeooo:paragraph-rsid="0007cccc"/>
    </style:style>
    <style:style style:name="P2" style:family="paragraph" style:parent-style-name="Standard">
      <style:text-properties officeooo:rsid="0007d3c5" officeooo:paragraph-rsid="0007d3c5"/>
    </style:style>
    <style:style style:name="P3" style:family="paragraph" style:parent-style-name="Standard">
      <style:text-properties officeooo:rsid="00098487" officeooo:paragraph-rsid="00098487"/>
    </style:style>
    <style:style style:name="P4" style:family="paragraph" style:parent-style-name="Standard">
      <style:text-properties officeooo:rsid="000ad8e9" officeooo:paragraph-rsid="000ad8e9"/>
    </style:style>
    <style:style style:name="T1" style:family="text">
      <style:text-properties officeooo:rsid="0007d3c5"/>
    </style:style>
    <style:style style:name="T2" style:family="text">
      <style:text-properties officeooo:rsid="000984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kt Aufforstung</text:p>
      <text:p text:style-name="P4">(dieser Text war für eine bestimmte Person geschrieben, nicht für euch alle. Trotzdem:)</text:p>
      <text:p text:style-name="P1"/>
      <text:p text:style-name="P2">Um schon nur die Luftversorgung der Menschheit zu gewährleisten, und um den Planeten schöner zu machen, sollten die grossen Wüsten wieder begrünt werden.</text:p>
      <text:p text:style-name="P1"/>
      <text:p text:style-name="P2">Hier geht es erst mal um die Gebiete Nordafrika, Syrien, Irak. Der südliche und südöstliche Mittelmeerraum.</text:p>
      <text:p text:style-name="P1"/>
      <text:p text:style-name="P1">Das Problem bei „euren“ Projekten ist, dass ihr nur auf die direkte Nahrungsmittelproduktion achtet. <text:span text:style-name="T2">Ihr wollt da irgendwelchen komplexen Entsalzungsanlagen bauen und technokratische Gewächshausindustrien aufbauen.</text:span></text:p>
      <text:p text:style-name="P1"/>
      <text:p text:style-name="P3">Ich möchte das Gemüse jedoch ohne Plastik zwischen der Sonne anbauen können. :)</text:p>
      <text:p text:style-name="P3"/>
      <text:p text:style-name="P1">Nein, ernsthaft: Man muss erst mal Bäume anpflanzen. Diese verfestigen den Boden, neben all den anderen bäumigen Vorteilen. Und Gräser. <text:span text:style-name="T2">Dann schliesslich Multikulturen, symbiotische Nutzpflanzverteilung.</text:span></text:p>
      <text:p text:style-name="P1"/>
      <text:p text:style-name="P1">Damit das Zeug auch richtig Wasser bekommt, könnte man ein paar Jahre lang jeden Frühling(?) mit <text:span text:style-name="T2">(den modernen, mobilen) </text:span>HAARP<text:span text:style-name="T2">(-Fahrzeugen) </text:span>das Meer an der Küste aufheizen, damit sich Wolken bilden. Diese kann man dann, auch mit HAARP und mit günstigen Winden, an die richtige Stelle <text:span text:style-name="T2">leiten</text:span> und dort wieder mit <text:span text:style-name="T1">einer „Blockadewelle“ durch </text:span>HAARP entwässern lassen. Wenn die Bäume und der Boden sich verfestigt haben, wird sich auch langsam ein milderes natürliches Klima einstellen, mit mehr Regen in der ehemaligen Wüste. Hoffe ich mal.</text:p>
      <text:p text:style-name="P1"/>
      <text:p text:style-name="P1">Wenn sich dann ein Stück Erde <text:span text:style-name="T2">aus dem Sand </text:span>gebildet hat, kann man beginnen mit dem Gemüse, aber nicht vor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0:15:36.841747771</meta:creation-date>
    <dc:date>2018-02-25T01:10:43.096000000</dc:date>
    <meta:editing-duration>PT19M39S</meta:editing-duration>
    <meta:editing-cycles>4</meta:editing-cycles>
    <meta:generator>LibreOffice/5.1.6.2$Windows_x86 LibreOffice_project/07ac168c60a517dba0f0d7bc7540f5afa45f0909</meta:generator>
    <meta:document-statistic meta:table-count="0" meta:image-count="0" meta:object-count="0" meta:page-count="1" meta:paragraph-count="9" meta:word-count="221" meta:character-count="1507" meta:non-whitespace-character-count="1295"/>
  </office:meta>
</office:document-meta>
</file>